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oun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18">
            <text:p>618</text:p>
          </table:table-cell>
          <table:table-cell table:style-name="ce22" office:value-type="float" office:value="162">
            <text:p>16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172">
            <text:p>17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74">
            <text:p>1974</text:p>
          </table:table-cell>
          <table:table-cell table:style-name="ce22" office:value-type="float" office:value="283">
            <text:p>28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6472">
            <text:p>16472</text:p>
          </table:table-cell>
          <table:table-cell table:style-name="ce22" office:value-type="float" office:value="2824">
            <text:p>282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12">
            <text:p>11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650">
            <text:p>65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347">
            <text:p>11347</text:p>
          </table:table-cell>
          <table:table-cell table:style-name="ce22" office:value-type="float" office:value="2599">
            <text:p>259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43">
            <text:p>1343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094">
            <text:p>2094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112">
            <text:p>11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85">
            <text:p>1985</text:p>
          </table:table-cell>
          <table:table-cell table:style-name="ce22" office:value-type="float" office:value="927">
            <text:p>92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120">
            <text:p>15120</text:p>
          </table:table-cell>
          <table:table-cell table:style-name="ce22" office:value-type="float" office:value="1493">
            <text:p>149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70">
            <text:p>27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8007">
            <text:p>58007</text:p>
          </table:table-cell>
          <table:table-cell table:style-name="ce22" office:value-type="float" office:value="9881">
            <text:p>988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630">
            <text:p>363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80">
            <text:p>78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666">
            <text:p>1666</text:p>
          </table:table-cell>
          <table:table-cell table:style-name="ce22" office:value-type="float" office:value="836">
            <text:p>83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590">
            <text:p>17590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668">
            <text:p>11668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82">
            <text:p>58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143">
            <text:p>3143</text:p>
          </table:table-cell>
          <table:table-cell table:style-name="ce22" office:value-type="float" office:value="1223">
            <text:p>122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63">
            <text:p>326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59">
            <text:p>2559</text:p>
          </table:table-cell>
          <table:table-cell table:style-name="ce22" office:value-type="float" office:value="475">
            <text:p>47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3104">
            <text:p>43104</text:p>
          </table:table-cell>
          <table:table-cell table:style-name="ce22" office:value-type="float" office:value="3058">
            <text:p>305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4058">
            <text:p>84058</text:p>
          </table:table-cell>
          <table:table-cell table:style-name="ce22" office:value-type="float" office:value="9899">
            <text:p>989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2065">
            <text:p>142065</text:p>
          </table:table-cell>
          <table:table-cell table:style-name="ce22" office:value-type="float" office:value="19780">
            <text:p>1978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